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512in" svg:height="2.4972in" svg:x="0.8807in" svg:y="1.1717in">
            <draw:object draw:notify-on-update-of-ranges="Sheet1.A1:Sheet1.A1 Sheet1.B1:Sheet1.G1 Sheet1.A2:Sheet1.A2 Sheet1.B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213in" svg:height="2.1902in" svg:x="6.2472in" svg:y="1.2685in">
            <draw:object draw:notify-on-update-of-ranges="Sheet1.A1:Sheet1.A1 Sheet1.B2:Sheet1.G2 Sheet1.A2:Sheet1.A2 Sheet1.B1:Sheet1.G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 (s)</text:p>
          </table:table-cell>
          <table:table-cell table:number-columns-repeated="2" table:style-name="ce1" office:value-type="float" office:value="0.0004965" calcext:value-type="float">
            <text:p>4.97E-04</text:p>
          </table:table-cell>
          <table:table-cell table:number-columns-repeated="2" table:style-name="ce1" office:value-type="float" office:value="0.0002485" calcext:value-type="float">
            <text:p>2.49E-04</text:p>
          </table:table-cell>
          <table:table-cell table:number-columns-repeated="2" table:style-name="ce1" office:value-type="float" office:value="0.0001243" calcext:value-type="float">
            <text:p>1.24E-04</text:p>
          </table:table-cell>
          <table:table-cell/>
          <table:table-cell table:formula="of:=[.B1]-[.F1]" office:value-type="float" office:value="0.0003722" calcext:value-type="float">
            <text:p>0.000372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[.B2]-[.F2]" office:value-type="float" office:value="49" calcext:value-type="float">
            <text:p>49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office:value-type="string" calcext:value-type="string">
            <text:p>t/n (s)</text:p>
          </table:table-cell>
          <table:table-cell table:formula="of:=[.B1]/[.B2]" office:value-type="float" office:value="0.00000763846153846154" calcext:value-type="float">
            <text:p>7.63846153846154E-06</text:p>
          </table:table-cell>
          <table:table-cell table:formula="of:=[.C1]/[.C2]" office:value-type="float" office:value="0.0000077578125" calcext:value-type="float">
            <text:p>7.7578125E-06</text:p>
          </table:table-cell>
          <table:table-cell table:formula="of:=[.D1]/[.D2]" office:value-type="float" office:value="0.000007765625" calcext:value-type="float">
            <text:p>7.765625E-06</text:p>
          </table:table-cell>
          <table:table-cell table:formula="of:=[.E1]/[.E2]" office:value-type="float" office:value="0.000007765625" calcext:value-type="float">
            <text:p>7.765625E-06</text:p>
          </table:table-cell>
          <table:table-cell table:formula="of:=[.F1]/[.F2]" office:value-type="float" office:value="0.00000776875" calcext:value-type="float">
            <text:p>7.76875E-06</text:p>
          </table:table-cell>
          <table:table-cell table:formula="of:=[.G1]/[.G2]" office:value-type="float" office:value="0.00000776875" calcext:value-type="float">
            <text:p>7.76875E-06</text:p>
          </table:table-cell>
          <table:table-cell/>
          <table:table-cell table:formula="of:=[.I1]/[.I2]" office:value-type="float" office:value="0.00000759591836734694" calcext:value-type="float">
            <text:p>7.59591836734694E-06</text:p>
          </table:table-cell>
          <table:table-cell office:value-type="string" calcext:value-type="string">
            <text:p>s/count</text:p>
          </table:table-cell>
          <table:table-cell office:value-type="string" calcext:value-type="string">
            <text:p>Gradient</text:p>
          </table:table-cell>
        </table:table-row>
        <table:table-row table:style-name="ro1">
          <table:table-cell table:number-columns-repeated="8"/>
          <table:table-cell table:formula="of:=[.B3]*16000000" office:value-type="float" office:value="122.215384615385" calcext:value-type="float">
            <text:p>122.215384615385</text:p>
          </table:table-cell>
          <table:table-cell table:formula="of:=122/16000000" office:value-type="float" office:value="0.000007625" calcext:value-type="float">
            <text:p>7.625E-06</text:p>
          </table:table-cell>
          <table:table-cell/>
        </table:table-row>
        <table:table-row table:style-name="ro1">
          <table:table-cell table:number-columns-repeated="8"/>
          <table:table-cell table:formula="of:=[.D1]-([.D2]*[.I3])" office:value-type="float" office:value="0.00000543061224489794" calcext:value-type="float">
            <text:p>5.43061224489794E-06</text:p>
          </table:table-cell>
          <table:table-cell table:formula="of:=[.B1]-([.B2]*[.J4])" office:value-type="float" office:value="0.000000875000000000008" calcext:value-type="float">
            <text:p>8.75000000000008E-07</text:p>
          </table:table-cell>
          <table:table-cell office:value-type="string" calcext:value-type="string">
            <text:p>Intercept</text:p>
          </table:table-cell>
        </table:table-row>
        <table:table-row table:style-name="ro1">
          <table:table-cell table:number-columns-repeated="9"/>
          <table:table-cell table:formula="of:=[.J4]*16000000" office:value-type="float" office:value="122" calcext:value-type="float">
            <text:p>1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1:08:26.943641784</meta:creation-date>
    <dc:date>2020-10-23T10:01:24.618123214</dc:date>
    <meta:editing-duration>PT21H50M43S</meta:editing-duration>
    <meta:editing-cycles>3</meta:editing-cycles>
    <meta:generator>LibreOffice/6.4.6.2$Linux_X86_64 LibreOffice_project/40$Build-2</meta:generator>
    <meta:document-statistic meta:table-count="1" meta:cell-count="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61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77cm" svg:height="6.344cm" xlink:href=".." xlink:type="simple" chart:class="chart:scatter" chart:style-name="ch1">
        <chart:legend chart:legend-position="end" svg:x="11.637cm" svg:y="2.873cm" style:legend-expansion="high" chart:style-name="ch2"/>
        <chart:plot-area chart:style-name="ch3" table:cell-range-address="Sheet1.A1:Sheet1.G2" chart:data-source-has-labels="column" svg:x="0.283cm" svg:y="-0.07cm" svg:width="12.245cm" svg:height="6.374cm">
          <chartooo:coordinate-region svg:x="1.024cm" svg:y="0.129cm" svg:width="10.814cm" svg:height="5.5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scatter">
            <chart:domain table:cell-range-address="Sheet1.B1:Sheet1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0004965">
                <text:p>0.0004965</text:p>
                <draw:g>
                  <svg:desc>Sheet1.B1:Sheet1.G1</svg:desc>
                </draw:g>
              </table:table-cell>
              <table:table-cell office:value-type="float" office:value="0.0004965">
                <text:p>0.000496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1243">
                <text:p>0.0001243</text:p>
              </table:table-cell>
              <table:table-cell office:value-type="float" office:value="0.0001243">
                <text:p>0.0001243</text:p>
              </table:table-cell>
            </table:table-row>
            <table:table-row>
              <table:table-cell office:value-type="string">
                <text:p>n</text:p>
                <draw:g>
                  <svg:desc>Sheet1.A2:Sheet1.A2</svg:desc>
                </draw:g>
              </table:table-cell>
              <table:table-cell office:value-type="float" office:value="65">
                <text:p>65</text:p>
                <draw:g>
                  <svg:desc>Sheet1.B2:Sheet1.G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1cm" svg:height="5.564cm" xlink:href=".." xlink:type="simple" chart:class="chart:scatter" chart:style-name="ch1">
        <chart:legend chart:legend-position="end" svg:x="8.432cm" svg:y="2.483cm" style:legend-expansion="high" chart:style-name="ch2"/>
        <chart:plot-area chart:style-name="ch3" table:cell-range-address="Sheet1.A1:Sheet1.G2" chart:data-source-has-labels="column" svg:x="0.044cm" svg:y="-0.199cm" svg:width="9.331cm" svg:height="5.66cm">
          <chartooo:coordinate-region svg:x="1.777cm" svg:y="0cm" svg:width="7.411cm" svg:height="4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G1" chart:label-cell-address="Sheet1.A2:Sheet1.A2" chart:class="chart:scatter">
            <chart:domain table:cell-range-address="Sheet1.B2:Sheet1.G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5">
                <text:p>65</text:p>
                <draw:g>
                  <svg:desc>Sheet1.B2:Sheet1.G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</text:p>
                <draw:g>
                  <svg:desc>Sheet1.A2:Sheet1.A2</svg:desc>
                </draw:g>
              </table:table-cell>
              <table:table-cell office:value-type="float" office:value="0.0004965">
                <text:p>0.0004965</text:p>
                <draw:g>
                  <svg:desc>Sheet1.B1:Sheet1.G1</svg:desc>
                </draw:g>
              </table:table-cell>
              <table:table-cell office:value-type="float" office:value="0.0004965">
                <text:p>0.000496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2485">
                <text:p>0.0002485</text:p>
              </table:table-cell>
              <table:table-cell office:value-type="float" office:value="0.0001243">
                <text:p>0.0001243</text:p>
              </table:table-cell>
              <table:table-cell office:value-type="float" office:value="0.0001243">
                <text:p>0.0001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